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 office:value-type="float" office:value="40655" calcext:value-type="float">
            <text:p>40655</text:p>
          </table:table-cell>
          <table:table-cell table:formula="of:=[.C107] - [.C106]" office:value-type="float" office:value="2362" calcext:value-type="float">
            <text:p>236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[.H106]+[.G107]" office:value-type="float" office:value="32761" calcext:value-type="float">
            <text:p>32761</text:p>
          </table:table-cell>
          <table:table-cell office:value-type="float" office:value="5" calcext:value-type="float">
            <text:p>5</text:p>
          </table:table-cell>
          <table:table-cell table:formula="of:=[.I107]-[.I106]" office:value-type="float" office:value="-20" calcext:value-type="float">
            <text:p>-20</text:p>
          </table:table-cell>
          <table:table-cell office:value-type="string" calcext:value-type="string">
            <text:p>Diablerie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 office:value-type="float" office:value="46407" calcext:value-type="float">
            <text:p>46407</text:p>
          </table:table-cell>
          <table:table-cell table:formula="of:=[.C108] - [.C107]" office:value-type="float" office:value="5752" calcext:value-type="float">
            <text:p>575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table:formula="of:=[.H107]+[.G108]" office:value-type="float" office:value="33613" calcext:value-type="float">
            <text:p>33613</text:p>
          </table:table-cell>
          <table:table-cell office:value-type="float" office:value="0" calcext:value-type="float">
            <text:p>0</text:p>
          </table:table-cell>
          <table:table-cell table:formula="of:=[.I108]-[.I107]" office:value-type="float" office:value="-5" calcext:value-type="float">
            <text:p>-5</text:p>
          </table:table-cell>
          <table:table-cell office:value-type="string" calcext:value-type="string">
            <text:p>One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 office:value-type="float" office:value="45565" calcext:value-type="float">
            <text:p>45565</text:p>
          </table:table-cell>
          <table:table-cell table:formula="of:=[.C109] - [.C108]" office:value-type="float" office:value="-842" calcext:value-type="float">
            <text:p>-842</text:p>
          </table:table-cell>
          <table:table-cell table:formula="of:= (384628 - 353157) + (470 - 471) + (6047 - 3540) + (9381 - 7241) + (14045 - 4386) + (176 - 1) + (113 - 35) + (428 - 80)" office:value-type="float" office:value="46377" calcext:value-type="float">
            <text:p>46377</text:p>
          </table:table-cell>
          <table:table-cell table:formula="of:=[.E109]-[.E108]" office:value-type="float" office:value="31449" calcext:value-type="float">
            <text:p>31449</text:p>
          </table:table-cell>
          <table:table-cell office:value-type="float" office:value="290" calcext:value-type="float">
            <text:p>290</text:p>
          </table:table-cell>
          <table:table-cell table:formula="of:=[.H108]+[.G109]" office:value-type="float" office:value="33903" calcext:value-type="float">
            <text:p>33903</text:p>
          </table:table-cell>
          <table:table-cell office:value-type="float" office:value="50" calcext:value-type="float">
            <text:p>50</text:p>
          </table:table-cell>
          <table:table-cell table:formula="of:=[.I109]-[.I108]" office:value-type="float" office:value="50" calcext:value-type="float">
            <text:p>50</text:p>
          </table:table-cell>
          <table:table-cell office:value-type="string" calcext:value-type="string">
            <text:p>Carry On My Wayward Son by The Showdown</text:p>
          </table:table-cell>
          <table:table-cell table:number-columns-repeated="1012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08:30:32.858222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3T08:36:42.139769509</dc:date>
    <meta:editing-cycles>134</meta:editing-cycles>
    <meta:editing-duration>P30DT8H44M18S</meta:editing-duration>
    <meta:generator>LibreOffice/6.0.3.2$Linux_X86_64 LibreOffice_project/00m0$Build-2</meta:generator>
    <meta:document-statistic meta:table-count="1" meta:cell-count="1069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655">
                <text:p>40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407">
                <text:p>46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565">
                <text:p>45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1.995cm" svg:y="2.034cm" svg:width="38.127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42">
                <text:p>-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377">
                <text:p>46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449">
                <text:p>314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903">
                <text:p>33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